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language="ru" fo:country="RU" officeooo:rsid="001da5b3" officeooo:paragraph-rsid="001da5b3"/>
    </style:style>
    <style:style style:name="P2" style:family="paragraph" style:parent-style-name="Standard">
      <style:text-properties fo:color="#000000" fo:language="ru" fo:country="RU" fo:font-weight="bold" officeooo:rsid="001da5b3" officeooo:paragraph-rsid="001f788c" style:font-weight-asian="bold" style:font-weight-complex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4">
      <style:text-properties fo:language="ru" fo:country="RU"/>
    </style:style>
    <style:style style:name="P5" style:family="paragraph" style:parent-style-name="Standard" style:list-style-name="L4">
      <style:text-properties fo:language="ru" fo:country="RU" officeooo:paragraph-rsid="0029f27c"/>
    </style:style>
    <style:style style:name="P6" style:family="paragraph" style:parent-style-name="Standard" style:list-style-name="L4">
      <style:text-properties fo:language="ru" fo:country="RU" officeooo:paragraph-rsid="00297051"/>
    </style:style>
    <style:style style:name="P7" style:family="paragraph" style:parent-style-name="Standard" style:list-style-name="L4">
      <style:text-properties fo:language="ru" fo:country="RU" officeooo:paragraph-rsid="002b1257"/>
    </style:style>
    <style:style style:name="P8" style:family="paragraph" style:parent-style-name="Standard">
      <style:text-properties fo:language="ru" fo:country="RU" officeooo:paragraph-rsid="001da5b3"/>
    </style:style>
    <style:style style:name="P9" style:family="paragraph" style:parent-style-name="Standard">
      <style:text-properties fo:language="ru" fo:country="RU" officeooo:paragraph-rsid="001d4753"/>
    </style:style>
    <style:style style:name="P10" style:family="paragraph" style:parent-style-name="Standard" style:list-style-name="L1">
      <style:text-properties fo:language="ru" fo:country="RU" officeooo:paragraph-rsid="001da5b3"/>
    </style:style>
    <style:style style:name="P11" style:family="paragraph" style:parent-style-name="Standard">
      <style:text-properties fo:language="ru" fo:country="RU" officeooo:rsid="0021cb4a" officeooo:paragraph-rsid="0021cb4a"/>
    </style:style>
    <style:style style:name="P12" style:family="paragraph" style:parent-style-name="Standard" style:list-style-name="L2">
      <style:text-properties fo:language="ru" fo:country="RU" officeooo:rsid="00202954" officeooo:paragraph-rsid="00202954"/>
    </style:style>
    <style:style style:name="P13" style:family="paragraph" style:parent-style-name="Standard" style:list-style-name="L2">
      <style:text-properties fo:language="ru" fo:country="RU" officeooo:paragraph-rsid="00202954"/>
    </style:style>
    <style:style style:name="P14" style:family="paragraph" style:parent-style-name="Standard">
      <style:text-properties fo:language="ru" fo:country="RU" officeooo:paragraph-rsid="0023c294"/>
    </style:style>
    <style:style style:name="P15" style:family="paragraph" style:parent-style-name="Standard">
      <style:text-properties fo:language="ru" fo:country="RU" officeooo:paragraph-rsid="0020e957"/>
    </style:style>
    <style:style style:name="P16" style:family="paragraph" style:parent-style-name="Standard">
      <style:text-properties fo:language="ru" fo:country="RU" officeooo:paragraph-rsid="0028cf43"/>
    </style:style>
    <style:style style:name="P17" style:family="paragraph" style:parent-style-name="Standard" style:list-style-name="L3">
      <style:text-properties fo:language="ru" fo:country="RU" officeooo:paragraph-rsid="0026041f"/>
    </style:style>
    <style:style style:name="P18" style:family="paragraph" style:parent-style-name="Standard" style:list-style-name="L3">
      <style:text-properties fo:language="ru" fo:country="RU" officeooo:rsid="0026041f" officeooo:paragraph-rsid="00261801"/>
    </style:style>
    <style:style style:name="P19" style:family="paragraph" style:parent-style-name="Standard" style:list-style-name="L3">
      <style:text-properties fo:language="ru" fo:country="RU" officeooo:rsid="0026041f" officeooo:paragraph-rsid="0026041f"/>
    </style:style>
    <style:style style:name="P20" style:family="paragraph" style:parent-style-name="Standard">
      <style:text-properties fo:language="ru" fo:country="RU" officeooo:paragraph-rsid="0027afda"/>
    </style:style>
    <style:style style:name="P21" style:family="paragraph" style:parent-style-name="Standard" style:list-style-name="L5">
      <style:text-properties fo:language="ru" fo:country="RU" officeooo:paragraph-rsid="002d363a"/>
    </style:style>
    <style:style style:name="P22" style:family="paragraph" style:parent-style-name="Standard" style:list-style-name="L6">
      <style:text-properties fo:language="ru" fo:country="RU" officeooo:paragraph-rsid="002d363a"/>
    </style:style>
    <style:style style:name="P23" style:family="paragraph" style:parent-style-name="Standard">
      <style:text-properties fo:language="ru" fo:country="RU" officeooo:rsid="002d363a" officeooo:paragraph-rsid="002d363a"/>
    </style:style>
    <style:style style:name="P24" style:family="paragraph" style:parent-style-name="Standard">
      <style:text-properties fo:language="ru" fo:country="RU" officeooo:paragraph-rsid="002f453c"/>
    </style:style>
    <style:style style:name="P25" style:family="paragraph" style:parent-style-name="Standard" style:list-style-name="L8">
      <style:text-properties fo:language="ru" fo:country="RU" officeooo:rsid="00318da9" officeooo:paragraph-rsid="0032b756"/>
    </style:style>
    <style:style style:name="P26" style:family="paragraph" style:parent-style-name="Standard" style:list-style-name="L9">
      <style:text-properties fo:language="ru" fo:country="RU" officeooo:rsid="00318da9" officeooo:paragraph-rsid="003437bc"/>
    </style:style>
    <style:style style:name="P27" style:family="paragraph" style:parent-style-name="Standard" style:list-style-name="L10">
      <style:text-properties fo:language="ru" fo:country="RU" officeooo:rsid="00318da9" officeooo:paragraph-rsid="00343af1"/>
    </style:style>
    <style:style style:name="P28" style:family="paragraph" style:parent-style-name="Standard" style:list-style-name="L11">
      <style:text-properties fo:language="ru" fo:country="RU" officeooo:rsid="00318da9" officeooo:paragraph-rsid="0037e5f8"/>
    </style:style>
    <style:style style:name="P29" style:family="paragraph" style:parent-style-name="Standard" style:list-style-name="L12">
      <style:text-properties fo:language="ru" fo:country="RU" officeooo:rsid="00318da9" officeooo:paragraph-rsid="00394802"/>
    </style:style>
    <style:style style:name="P30" style:family="paragraph" style:parent-style-name="Standard" style:list-style-name="L10">
      <style:text-properties fo:language="ru" fo:country="RU"/>
    </style:style>
    <style:style style:name="P31" style:family="paragraph" style:parent-style-name="Standard" style:list-style-name="L10">
      <style:text-properties fo:language="ru" fo:country="RU" officeooo:rsid="00343af1" officeooo:paragraph-rsid="00343af1"/>
    </style:style>
    <style:style style:name="P32" style:family="paragraph" style:parent-style-name="Standard" style:list-style-name="L11">
      <style:text-properties fo:language="ru" fo:country="RU" officeooo:paragraph-rsid="00366631"/>
    </style:style>
    <style:style style:name="P33" style:family="paragraph" style:parent-style-name="Standard">
      <style:text-properties fo:language="ru" fo:country="RU" officeooo:rsid="0035bb95" officeooo:paragraph-rsid="0035bb95"/>
    </style:style>
    <style:style style:name="P34" style:family="paragraph" style:parent-style-name="Standard">
      <style:text-properties fo:language="ru" fo:country="RU" officeooo:rsid="0037e5f8" officeooo:paragraph-rsid="0037e5f8"/>
    </style:style>
    <style:style style:name="P35" style:family="paragraph" style:parent-style-name="Standard" style:list-style-name="L13">
      <style:text-properties fo:language="ru" fo:country="RU"/>
    </style:style>
    <style:style style:name="P36" style:family="paragraph" style:parent-style-name="Standard" style:list-style-name="L5">
      <style:text-properties officeooo:paragraph-rsid="002b1257"/>
    </style:style>
    <style:style style:name="P37" style:family="paragraph" style:parent-style-name="Standard" style:list-style-name="L6"/>
    <style:style style:name="P38" style:family="paragraph" style:parent-style-name="Standard" style:list-style-name="L6">
      <style:text-properties officeooo:paragraph-rsid="002bd5bf"/>
    </style:style>
    <style:style style:name="P39" style:family="paragraph" style:parent-style-name="Standard" style:list-style-name="L7">
      <style:text-properties officeooo:paragraph-rsid="0030804c"/>
    </style:style>
    <style:style style:name="P40" style:family="paragraph" style:parent-style-name="Standard" style:list-style-name="L8">
      <style:text-properties officeooo:paragraph-rsid="0030804c"/>
    </style:style>
    <style:style style:name="P41" style:family="paragraph" style:parent-style-name="Standard" style:list-style-name="L8">
      <style:text-properties officeooo:rsid="00318da9" officeooo:paragraph-rsid="00318da9"/>
    </style:style>
    <style:style style:name="P42" style:family="paragraph" style:parent-style-name="Standard" style:list-style-name="L9">
      <style:text-properties officeooo:paragraph-rsid="003437bc"/>
    </style:style>
    <style:style style:name="P43" style:family="paragraph" style:parent-style-name="Standard" style:list-style-name="L9">
      <style:text-properties officeooo:rsid="003437bc" officeooo:paragraph-rsid="003437bc"/>
    </style:style>
    <style:style style:name="P44" style:family="paragraph" style:parent-style-name="Standard" style:list-style-name="L11"/>
    <style:style style:name="P45" style:family="paragraph" style:parent-style-name="Standard" style:list-style-name="L12">
      <style:text-properties officeooo:paragraph-rsid="0037e5f8"/>
    </style:style>
    <style:style style:name="P46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paragraph-rsid="001da5b3"/>
    </style:style>
    <style:style style:name="T1" style:family="text">
      <style:text-properties officeooo:rsid="001b74d8"/>
    </style:style>
    <style:style style:name="T2" style:family="text">
      <style:text-properties officeooo:rsid="001d238b"/>
    </style:style>
    <style:style style:name="T3" style:family="text">
      <style:text-properties officeooo:rsid="001d4753"/>
    </style:style>
    <style:style style:name="T4" style:family="text">
      <style:text-properties fo:color="#ce181e" fo:font-size="15pt" style:font-size-asian="15pt" style:font-size-complex="15pt"/>
    </style:style>
    <style:style style:name="T5" style:family="text">
      <style:text-properties fo:color="#ce181e" fo:font-size="15pt" officeooo:rsid="001d4753" style:font-size-asian="15pt" style:font-size-complex="15pt"/>
    </style:style>
    <style:style style:name="T6" style:family="text">
      <style:text-properties fo:font-size="15pt" officeooo:rsid="001d4753" style:font-size-asian="15pt" style:font-size-complex="15pt"/>
    </style:style>
    <style:style style:name="T7" style:family="text">
      <style:text-properties fo:color="#000000" fo:font-size="12pt" officeooo:rsid="001d4753" style:font-size-asian="12pt" style:font-size-complex="12pt"/>
    </style:style>
    <style:style style:name="T8" style:family="text">
      <style:text-properties fo:color="#000000" fo:font-size="12pt" officeooo:rsid="0029f27c" style:font-size-asian="12pt" style:font-size-complex="12pt"/>
    </style:style>
    <style:style style:name="T9" style:family="text">
      <style:text-properties fo:color="#000000" fo:font-size="12pt" officeooo:rsid="002b1257" style:font-size-asian="12pt" style:font-size-complex="12pt"/>
    </style:style>
    <style:style style:name="T10" style:family="text">
      <style:text-properties fo:color="#000000" fo:font-size="12pt" officeooo:rsid="002d363a" style:font-size-asian="12pt" style:font-size-complex="12pt"/>
    </style:style>
    <style:style style:name="T11" style:family="text">
      <style:text-properties fo:color="#000000" fo:font-size="12pt" officeooo:rsid="002f453c" style:font-size-asian="12pt" style:font-size-complex="12pt"/>
    </style:style>
    <style:style style:name="T12" style:family="text">
      <style:text-properties officeooo:rsid="00202954"/>
    </style:style>
    <style:style style:name="T13" style:family="text">
      <style:text-properties officeooo:rsid="0021cb4a"/>
    </style:style>
    <style:style style:name="T14" style:family="text">
      <style:text-properties officeooo:rsid="00255e5b"/>
    </style:style>
    <style:style style:name="T15" style:family="text">
      <style:text-properties officeooo:rsid="0026041f"/>
    </style:style>
    <style:style style:name="T16" style:family="text">
      <style:text-properties officeooo:rsid="00261801"/>
    </style:style>
    <style:style style:name="T17" style:family="text">
      <style:text-properties officeooo:rsid="00297051"/>
    </style:style>
    <style:style style:name="T18" style:family="text">
      <style:text-properties officeooo:rsid="0029f27c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2b1257"/>
    </style:style>
    <style:style style:name="T21" style:family="text">
      <style:text-properties fo:language="ru" fo:country="RU" officeooo:rsid="002bd5bf"/>
    </style:style>
    <style:style style:name="T22" style:family="text">
      <style:text-properties fo:language="ru" fo:country="RU" officeooo:rsid="002d363a"/>
    </style:style>
    <style:style style:name="T23" style:family="text">
      <style:text-properties fo:language="ru" fo:country="RU" officeooo:rsid="002ea65d"/>
    </style:style>
    <style:style style:name="T24" style:family="text">
      <style:text-properties fo:language="ru" fo:country="RU" officeooo:rsid="003437bc"/>
    </style:style>
    <style:style style:name="T25" style:family="text">
      <style:text-properties fo:language="ru" fo:country="RU" officeooo:rsid="00343af1"/>
    </style:style>
    <style:style style:name="T26" style:family="text">
      <style:text-properties fo:language="ru" fo:country="RU" officeooo:rsid="0037e5f8"/>
    </style:style>
    <style:style style:name="T27" style:family="text">
      <style:text-properties fo:language="ru" fo:country="RU" officeooo:rsid="00394802"/>
    </style:style>
    <style:style style:name="T28" style:family="text">
      <style:text-properties officeooo:rsid="00343af1"/>
    </style:style>
    <style:style style:name="T29" style:family="text">
      <style:text-properties officeooo:rsid="003666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 </text:p>
      <text:p text:style-name="P8">Титульный лист (Разработка метода прогнозирования слабой масштабируемости суперкомпьютерных приложений) – <text:span text:style-name="T4">ТЫК</text:span></text:p>
      <text:p text:style-name="P3"/>
      <text:p text:style-name="P3">2</text:p>
      <text:p text:style-name="P3">Масштабируемость - свойство параллельной программы, характеризующее зависимость изменения всей совокупности динамических характеристик работы этой программы от множества параметров её запуска.</text:p>
      <text:p text:style-name="P3"/>
      <text:p text:style-name="P3">Во время исследования масштабируемости приложения необходимо указывать, на какой области изменения значений параметров проведены запуски. По выбору параметров запуска, которые будут изменяться, масштабируемость согласно можно разделить на три основных типа: <text:span text:style-name="T1">сильная слабая вширь. В данной работе рассматриваетса слабая масштабируемость - зависимость динамических характеристик от количества процессов при фиксированной вычислительной сложности задачи в пересчете на один узел</text:span></text:p>
      <text:p text:style-name="P3"/>
      <text:p text:style-name="P3">Масштабируемость - ключевая характеристика параллельных программ. Крайне важно учитывать её во время исследования свойств этих программ или в процессе их разработки.</text:p>
      <text:p text:style-name="P3"/>
      <text:p text:style-name="P3">Не всегда возможно получить в распоряжение большое количество узлов, чтобы увидеть характер изменения различных динамических характеристик приложения с ростом числа используемых ресурсов системы, при увеличении размера задачи. или ожидание этого может занять непозволительно много времени, <text:span text:style-name="T2">существуют исследования</text:span> утверждаю<text:span text:style-name="T2">шие</text:span>, что в худшем случае время ожидания выделения необходимого количества узлов растёт экспоненциально с ростом количества запрашиваемых ресурсов. Но ведь </text:p>
      <text:p text:style-name="P3"/>
      <text:p text:style-name="P3">Возможность решать задачи больших размеров за разумное время, используя большое количество узлов, является главным преимуществом суперкомпьютерных систем, поэтому необходимо, чтобы приложение было хорошо масштабируемо.</text:p>
      <text:p text:style-name="P3">Обычно пользователь может выполнить задачу на небольшой конфигурации быстрее, чем запустить на большом количестве узлов. Исходя из этого, </text:p>
      <text:p text:style-name="P3"/>
      <text:p text:style-name="P3">Актуальна задача прогнозирования масштабируемости приложения на большие конфигурации вычислительной системы, основываясь только на данных, полученных из множественных запусков на малых конфигурациях.</text:p>
      <text:p text:style-name="P3"/>
      <text:p text:style-name="P9"><text:span text:style-name="T3">Так же на метод прогнозирования накладываются условия универсальноси, то есть для своей работы он не долже использовать информации о коде, алгоритме И СИСТЕМЕ НА КОТОРОЙ ПРОИЗВОДЯТСЯ ЗАПУСКИ --- </text:span><text:span text:style-name="T5">ТЫК</text:span></text:p>
      <text:p text:style-name="P1"><text:span text:style-name="T6">--------------------------------------------------------------------------------------------</text:span></text:p>
      <text:p text:style-name="P3"/>
      <text:p text:style-name="P8">3</text:p>
      <text:p text:style-name="P8">Для достижения данной цели требуется решить следующие задачи:</text:p>
      <text:list xml:id="list3528468174" text:style-name="L1">
        <text:list-item>
          <text:p text:style-name="P10">Исследовать возможные подходы к предсказанию масштабируемости.</text:p>
        </text:list-item>
        <text:list-item>
          <text:p text:style-name="P10">Реализовать метод, предсказывающий слабую масштабируемость суперкомпьютерных приложений на основе экспериментальных данных.</text:p>
        </text:list-item>
        <text:list-item>
          <text:p text:style-name="P46">Проверить применимость метода на различных приложениях, собрав экспериментальную базу и оценив точность предсказаний. <text:span text:style-name="T3">--- </text:span><text:span text:style-name="T5">ТЫК</text:span></text:p>
        </text:list-item>
      </text:list>
      <text:p text:style-name="P2"><text:span text:style-name="T6"/></text:p>
      <text:p text:style-name="P2"><text:span text:style-name="T6"/></text:p>
      <text:p text:style-name="P3"/>
      <text:p text:style-name="P3"><text:soft-page-break/>4 </text:p>
      <text:p text:style-name="P11">В качестве возможных подходов рассматривались</text:p>
      <text:list xml:id="list2005358889" text:style-name="L2">
        <text:list-item>
          <text:p text:style-name="P12">Линейная регрессия</text:p>
        </text:list-item>
        <text:list-item>
          <text:p text:style-name="P12">методы машинного обучения</text:p>
        </text:list-item>
        <text:list-item>
          <text:p text:style-name="P12">симуляция исполнения программы</text:p>
        </text:list-item>
        <text:list-item>
          <text:p text:style-name="P13"><text:span text:style-name="T12">коллаборативная фильтрация</text:span></text:p>
        </text:list-item>
      </text:list>
      <text:p text:style-name="P14"><text:span text:style-name="T5">ТЫК</text:span></text:p>
      <text:p text:style-name="P15"><text:span text:style-name="T13">Д</text:span>ля построения предсказания из всех <text:span text:style-name="T13">них</text:span> выбрана линейная регрессия, потому что, </text:p>
      <text:p text:style-name="P15"><text:tab/>во-первых, модель получается простой, <text:span text:style-name="T13">что, например, нельзя сказать об сложнопостроимой симуляции исполнения</text:span>, однако точность предсказаний либо сопоставима, либо даже лучше, чем у остальных методов, </text:p>
      <text:p text:style-name="P14"><text:span text:style-name="T5">ТЫК</text:span></text:p>
      <text:p text:style-name="P15"><text:tab/>во-вторых, чтобы осуществить поиск регрессионных параметров не требуется большого количества запусков приложения, как, например, для обучения нейронной сети или построения прогноза с помощью коллаборативной фильтрации, </text:p>
      <text:p text:style-name="P14"><text:span text:style-name="T5">ТЫК</text:span></text:p>
      <text:p text:style-name="P15"><text:tab/>в-третьих, для построения точного прогноза нет необходимости использовать исходный код программ и сведения о вычислительной системе, то есть выбранный метод является достаточно универсальным.</text:p>
      <text:p text:style-name="P14"><text:span text:style-name="T5">ТЫК</text:span></text:p>
      <text:p text:style-name="P16">5</text:p>
      <text:p text:style-name="P16"><text:span text:style-name="T14">Теперь непосредственно о самой реализации.</text:span></text:p>
      <text:list xml:id="list1146389513" text:style-name="L3">
        <text:list-item>
          <text:p text:style-name="P17"><text:span text:style-name="T15">Как уже было сказано, предсказания масштабируемости строятся для некоторой большой конфигурации запуска использую несколько запусков на малых конфигурациях, обозначим их Q.</text:span></text:p>
        </text:list-item>
        <text:list-item>
          <text:p text:style-name="P18"><text:s/><text:span text:style-name="T16">Предиктор – это модель явно описывающую зависимость значений динамической характеристики запуска приложения от числа используемых процессов и остальных параметров запуска.</text:span></text:p>
        </text:list-item>
        <text:list-item>
          <text:p text:style-name="P19">параметры регрессии ищутся с помощью метода наименьших квадратов</text:p>
        </text:list-item>
      </text:list>
      <text:p text:style-name="P20"><text:span text:style-name="T5"/></text:p>
      <text:p text:style-name="P3">6</text:p>
      <text:list xml:id="list2248579168" text:style-name="L4">
        <text:list-item>
          <text:p text:style-name="P6">Использование SSE эквивалентно минимизации абсолютной ошибки, <text:span text:style-name="T17">то есть между наблюдаемым значением динамической характеристики и предсказываемым значением</text:span>. Но для оценки качества предсказаний принято использовать относительную ошибку.</text:p>
          <text:p text:style-name="P6"><text:span text:style-name="T5">ТЫК</text:span></text:p>
        </text:list-item>
        <text:list-item>
          <text:p text:style-name="P4">Если использовать введённые ранее обозначения, <text:span text:style-name="T17">выражение для относительной ошибки можно переписать</text:span>. Получается, что <text:span text:style-name="T17">она</text:span> зависит не только от минимизируемой с помощью метода наименьших квадратов ошибки, но и от значения динамической характеристики, из-за этого на малом количестве процессов абсолютная ошибка может быть маленькой при большой относительной, а на большом количестве процессов большой при малой относительной ошибке, что никак не может устраивать. Поэтому исходное выражение было модифициров<text:span text:style-name="T17">ано</text:span>.</text:p>
          <text:p text:style-name="P5"><text:span text:style-name="T5">ТЫК</text:span></text:p>
        </text:list-item>
        <text:list-item>
          <text:p text:style-name="P5"><text:span text:style-name="T18">П</text:span>рименён один из методов преодоления этой проблемы – приближение <text:span text:style-name="T7">аппроксимируемой величины в логарифмическом </text:span><text:span text:style-name="T8">масштабе. Теперь значение относительной ошибки зависит только от минимизируемой абсолютной ошибки, что и являлось целью преобразования.</text:span></text:p>
          <text:p text:style-name="P7"><text:span text:style-name="T5">ТЫК</text:span></text:p>
        </text:list-item>
        <text:list-item>
          <text:p text:style-name="P5"><text:soft-page-break/><text:span text:style-name="T8">Ключевым шагом является параметризация функци</text:span><text:span text:style-name="T9">и и н</text:span><text:span text:style-name="T8">аиболее точные предсказания удалось получить при помощи функции вида. </text:span><text:span text:style-name="T11">Здесь </text:span><text:span text:style-name="T10">N — размер задачи, p — количество используемых процессов. Несмотря на наличие логарифмов, статистически это всё ещё линейная модель, поскольку она линейна относительно неизвестных параметров, поэтому можно использовать статистическую теорию линейных моделей, в том числе поиск коэффициента с помощью метода наименьших квадратов.</text:span></text:p>
        </text:list-item>
      </text:list>
      <text:p text:style-name="P3">7</text:p>
      <text:list xml:id="list4129426958" text:style-name="L5">
        <text:list-item>
          <text:p text:style-name="P36"><text:span text:style-name="T19">Для того чтобы исследовать слабую масштабируемость должно быть заранее известно, какие параметры запуска отвечают за определение размера задачи и как именно сложность работы программы зависит от этих самых параметров.</text:span></text:p>
        </text:list-item>
        <text:list-item>
          <text:p text:style-name="P36"><text:span text:style-name="T19">Зная на скольких процессах требуется запустить задачу, сложность программы и используя </text:span><text:span text:style-name="T20">константное </text:span><text:span text:style-name="T19">соотношение </text:span><text:span text:style-name="T20">вычислительной сложности задачи к количеству используемых процессов</text:span><text:span text:style-name="T19">, можно установить, какая должна быть сложность задачи и определяющие её параметры запуска программы.</text:span></text:p>
        </text:list-item>
        <text:list-item>
          <text:p text:style-name="P36"><text:span text:style-name="T19">Тогда процессы из множества </text:span><text:span text:style-name="T20">Q</text:span><text:span text:style-name="T19"> вместе с соответствующими им параметрами запуска будем называть тестовыми конфигурациями, а конфигурации, на которых будет оцениваться качество предсказаний метода — целевыми.</text:span></text:p>
          <text:p text:style-name="P21"><text:span text:style-name="T5">ТЫК</text:span></text:p>
        </text:list-item>
      </text:list>
      <text:p text:style-name="P3"/>
      <text:p text:style-name="P3">8</text:p>
      <text:list xml:id="list1225702452" text:style-name="L6">
        <text:list-item>
          <text:p text:style-name="P37"><text:span text:style-name="T19">Для нескольких запусков приложения с фиксированными параметрами наблюдается разброс значений динамических характеристик </text:span><text:span text:style-name="T21">поэтому </text:span><text:span text:style-name="T19">необходимо проводить множественные запуски приложения для каждой конкретной конфигурации.</text:span></text:p>
        </text:list-item>
        <text:list-item>
          <text:p text:style-name="P38"><text:span text:style-name="T19">Это можно объяснить различным размещением процессов на узлах вычислительной системы, различной степенью загруженности коммуникационной сети во время работы приложения.</text:span></text:p>
        </text:list-item>
        <text:list-item>
          <text:p text:style-name="P38"><text:span text:style-name="T19">В качестве динамических характеристик выбраны время выполнения программы и её производительность. Для набора запусков с идентичными конфигурациями выбирается минимум времени исполнения и максимум производительности среди всех запусков набора.</text:span></text:p>
          <text:p text:style-name="P22"><text:span text:style-name="T5">ТЫК</text:span></text:p>
        </text:list-item>
      </text:list>
      <text:p text:style-name="P3">9</text:p>
      <text:p text:style-name="P23">Коротко шаги работы метода можно описать так:</text:p>
      <text:list xml:id="list406495924" text:style-name="L7">
        <text:list-item>
          <text:p text:style-name="P39"><text:span text:style-name="T22">Сперва необходимо определить тестовые конфигурации</text:span></text:p>
        </text:list-item>
        <text:list-item>
          <text:p text:style-name="P39"><text:span text:style-name="T22">Затем провести запуски</text:span></text:p>
        </text:list-item>
        <text:list-item>
          <text:p text:style-name="P39"><text:span text:style-name="T22">Извлеч</text:span><text:span text:style-name="T23">ь</text:span><text:span text:style-name="T22"> из результатов необходим</text:span><text:span text:style-name="T23">ые <text:s/>для </text:span><text:span text:style-name="T22">поиска неизвестных коэффициентов модели данных, </text:span><text:span text:style-name="T23">взять минимум / максимум</text:span></text:p>
        </text:list-item>
        <text:list-item>
          <text:p text:style-name="P39"><text:span text:style-name="T23">Используя эти результаты определить коэффициенты регрессии.</text:span></text:p>
        </text:list-item>
        <text:list-item>
          <text:p text:style-name="P39"><text:span text:style-name="T23">И построить предсказания для целевых конфигураций.</text:span></text:p>
        </text:list-item>
      </text:list>
      <text:p text:style-name="P24"><text:span text:style-name="T5">ТЫК</text:span></text:p>
      <text:p text:style-name="P3">10</text:p>
      <text:list xml:id="list416454003" text:style-name="L8">
        <text:list-item>
          <text:p text:style-name="P40"><text:span text:style-name="T19">Применимость метода оценивалась с помощью запусков приложений на суперкомпьютере Ломоносов-2.</text:span></text:p>
        </text:list-item>
        <text:list-item>
          <text:p text:style-name="P40"><text:span text:style-name="T19">В качестве приложений для тестирования использовались реализации HPL, HPCG, алгоритмов DNS и SUMMA матричного умножения, Graph500.</text:span></text:p>
        </text:list-item>
        <text:list-item>
          <text:p text:style-name="P40"><text:span text:style-name="T19">Для того чтобы более полно проверить применимость метода на реальных суперкомпьютерных приложениях и оценить их возможности к слабой масштабируемости. Тестирования некоторых приложений проводились с несколькими наборами конфигураций</text:span></text:p>
        </text:list-item>
        <text:list-item>
          <text:p text:style-name="P41"><text:span text:style-name="T19">Отдельно отмечу, что количество используемых процессов на целевых конфигурациях в несколько раз превосходит самую большую тестовую конфигурацию .</text:span></text:p>
          <text:p text:style-name="P25"><text:soft-page-break/><text:span text:style-name="T5">ТЫК</text:span></text:p>
        </text:list-item>
      </text:list>
      <text:p text:style-name="P3">11</text:p>
      <text:list xml:id="list4194515672" text:style-name="L9">
        <text:list-item>
          <text:p text:style-name="P42"><text:span text:style-name="T24">PN — количество используемых процессов, PS — размер задачи.</text:span></text:p>
        </text:list-item>
        <text:list-item>
          <text:p text:style-name="P42"><text:span text:style-name="T24">Первый из рассматриваемых тестов — бенчмарк производительности HPL.</text:span></text:p>
        </text:list-item>
        <text:list-item>
          <text:p text:style-name="P42"><text:span text:style-name="T24">HPL имеет сложность алгоритма O(N^3), а количество операций чтения/записи пропорционально O(N^2). Подобные значения асимптотик свойственны приложениям с большим количеством вычислений над плотными структурами данных, такие приложения часто используют в своей работе графические ускорители.</text:span></text:p>
        </text:list-item>
        <text:list-item>
          <text:p text:style-name="P43"><text:span text:style-name="T19">Предсказания строились для трёх различных наборов конфигураций. Получившиеся относительные ошибки, усреднённые по динамическим характеристикам и количеству используемых процессов представлены в таблицах. </text:span></text:p>
        </text:list-item>
        <text:list-item>
          <text:p text:style-name="P43"><text:span text:style-name="T19">По таблице справа можно однозначно сказать, что увеличение конфигурации не приводит к росту значений относительных ошибок. Что говорит об отсутствии необходимости увеличивать количество тестовых конфигураций и, самое главное, способности предложенного метода предсказывать значения различных динамических характеристик на конфигурациях в несколько больших, чем самые большие тестовые.</text:span></text:p>
          <text:p text:style-name="P26"><text:span text:style-name="T5">ТЫК</text:span></text:p>
        </text:list-item>
      </text:list>
      <text:p text:style-name="P3">12</text:p>
      <text:list xml:id="list3967734821" text:style-name="L10">
        <text:list-item>
          <text:p text:style-name="P31">HPCG был разработан, чтобы стать альтернативной HPL метрикой оценки производительности суперкомпьютеров</text:p>
        </text:list-item>
        <text:list-item>
          <text:p text:style-name="P30"><text:span text:style-name="T28">Этот бенчмарк</text:span> сильно выделяется на фоне остальных приложений, так как и сложность последовательного алгоритма, и количество операций чтения/записи бенчмарка пропорциональны \(\mathcal{O}(N)\). В тесте преобладают нерегулярный доступ к памяти и мелкоструктурные рекурсивные вычисления, которые, <text:span text:style-name="T28">как утверждают его авторы,</text:span> свойственны многих научным вычислительным приложениям.</text:p>
        </text:list-item>
        <text:list-item>
          <text:p text:style-name="P30">Несмотря на то что в двух случая значения относительных ошибок сильно отличаются от остальных и почти достигают 20\%, среднее имеет гораздо более меньшее значения и составляет 2,674\% для предсказания времени и 8,554\% для производительности.</text:p>
          <text:p text:style-name="P27"><text:span text:style-name="T5">ТЫК</text:span></text:p>
        </text:list-item>
      </text:list>
      <text:p text:style-name="P3">13</text:p>
      <text:p text:style-name="P33">Далее рассмотрим умножение матриц. Ассимптотики всех алгоритмов умножения такие же, как у HPL.</text:p>
      <text:list xml:id="list2969195925" text:style-name="L11">
        <text:list-item>
          <text:p text:style-name="P44"><text:span text:style-name="T19">Первый из двух рассматриваемых алгоритмов матричного умножения - SUMMA(Scalable Universal Matrix Multiply). Этот </text:span><text:span text:style-name="T25">реализации этого </text:span><text:span text:style-name="T19">алгоритм</text:span><text:span text:style-name="T25">а</text:span><text:span text:style-name="T19"> используется такими библиотеками, как ScaLAPACK и PBLAS.</text:span></text:p>
        </text:list-item>
        <text:list-item>
          <text:p text:style-name="P32">Из-за того что строятся предсказания слабой масштабируемости приложений, то <text:span text:style-name="T29">для всех конфигураций должно быть постоянным количество работы на один процесс.</text:span> Так как известно, что данный алгоритм имеет кубическую сложность, то <text:span text:style-name="T29">можно в явном виде написать, как количество процессов зависит от размера задачи и к</text:span>ак видно по графику зависимости количества используемых процессов от длины стороны матрицы <text:span text:style-name="T29">(в левой части слайда) </text:span>конфигурации запусков выбираются строго согласно этому выражению.</text:p>
        </text:list-item>
        <text:list-item>
          <text:p text:style-name="P32">Не смотря на сложную, скачкообразную зависимость времени работы программы предложенному методу удаётся установить основной характер изменения и построить предсказание так, что среднее значение относительной ошибки равно 3,58%, а медиана — 3,01%.</text:p>
          <text:p text:style-name="P28"><text:span text:style-name="T5">ТЫК</text:span></text:p>
        </text:list-item>
      </text:list>
      <text:p text:style-name="P34">14</text:p>
      <text:list xml:id="list3636392228" text:style-name="L12">
        <text:list-item>
          <text:p text:style-name="P45"><text:span text:style-name="T26">Следующий из рассматриваемых алгоритмов матричного умножения — DNS.</text:span></text:p>
        </text:list-item>
        <text:list-item>
          <text:p text:style-name="P45"><text:soft-page-break/><text:span text:style-name="T26">Из-за ограничения, накладываемого алгоритмом на количество используемых для запуска процессов, тестовая выборка получается достаточно маленькая, всего 6 различных конфигураций. Но, несмотря на это, среднее значение относительной ошибки составляет всего 6,43\%.</text:span></text:p>
        </text:list-item>
        <text:list-item>
          <text:p text:style-name="P45"><text:span text:style-name="T26">Получившиеся функции-предикторы для двух рассматриваемых значений констант представлены на рисунках</text:span><text:span text:style-name="T27">.</text:span><text:span text:style-name="T26"> С некоторого момента при увеличением размера конфигурации, независимо от рассматриваемой константы, время работы алгоритма почти прекращает расти, это говорит об его хорошей слабой масштабируемости, а то небольшое увеличение времени работы можно связать с возрастающими накладными расходами на коммуникации.</text:span></text:p>
          <text:p text:style-name="P29"><text:span text:style-name="T5">ТЫК</text:span></text:p>
        </text:list-item>
      </text:list>
      <text:p text:style-name="P3">15</text:p>
      <text:list xml:id="list2652966399" text:style-name="L13">
        <text:list-item>
          <text:p text:style-name="P35">Последнее из рассматриваемых приложений - Graph500</text:p>
        </text:list-item>
      </text:list>
      <text:p text:style-name="P3">16</text:p>
      <text:p text:style-name="P3">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3:16:39.642014415</meta:creation-date>
    <dc:date>2020-04-24T20:26:24.075774206</dc:date>
    <meta:editing-duration>PT1H7M4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5" meta:paragraph-count="95" meta:word-count="1399" meta:character-count="11281" meta:non-whitespace-character-count="10007"/>
  </office:meta>
</office:document-meta>
</file>